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337000001438524296367955D5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.097cm" fo:min-width="5.437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1.66cm" fo:min-width="4.117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="solid" draw:fill-color="#ff3333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1pt" style:font-size-asian="11pt" style:font-size-complex="11pt"/>
    </style:style>
    <style:style style:name="T2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855cm" svg:height="8.108cm" svg:x="0.047cm" svg:y="0.17cm">
            <draw:image xlink:href="Pictures/1000000000000337000001438524296367955D5B.jpg" xlink:type="simple" xlink:show="embed" xlink:actuate="onLoad" draw:mime-type="image/jpeg">
              <text:p/>
            </draw:image>
          </draw:frame>
          <draw:custom-shape draw:style-name="gr2" draw:text-style-name="P2" xml:id="id1" draw:id="id1" draw:layer="layout" svg:width="6.029cm" svg:height="0.439cm" svg:x="3.121cm" svg:y="3.6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" draw:id="id2" draw:layer="layout" svg:width="4.877cm" svg:height="2.17cm" svg:x="14.081cm" svg:y="4.02cm">
            <text:p text:style-name="P3"><text:span text:style-name="T1">Write down the</text:span><text:span text:style-name="T1"><text:line-break/></text:span><text:span text:style-name="T1"> “</text:span><text:span text:style-name="T2">Image_id</text:span><text:span text:style-name="T1">”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curve" svg:x1="9.15cm" svg:y1="3.87cm" svg:x2="14.081cm" svg:y2="5.105cm" draw:start-shape="id1" draw:start-glue-point="1" draw:end-shape="id2" draw:end-glue-point="3" svg:d="M9150 3870c3697 0 1232 1235 4931 1235" svg:viewBox="0 0 4932 1236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21:56:19.248000000</dc:date>
    <dc:creator>Francois Abel</dc:creator>
    <meta:generator>LibreOffice/7.2.5.2$Windows_X86_64 LibreOffice_project/499f9727c189e6ef3471021d6132d4c694f357e5</meta:generator>
    <meta:editing-duration>PT43M47S</meta:editing-duration>
    <meta:editing-cycles>14</meta:editing-cycles>
    <meta:document-statistic meta:object-count="5"/>
  </office:meta>
</office:document-meta>
</file>